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22-10-26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21-10-19 14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20-10-20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9-09-30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8-10-04 13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7-10-09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5-10-14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4-10-17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3-12-12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1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10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7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5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3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2000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7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5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4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1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90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88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88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8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86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85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84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8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9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7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6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5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4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18650</text:p>
          </table:table-cell>
          <table:table-cell office:value-type="string" calcext:value-type="string">
            <text:p>1970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